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2000011B00005757000027F032B6426D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154cm" svg:height="9.215cm" svg:x="0.381cm" svg:y="2.704cm">
          <draw:image xlink:href="Pictures/2000011B00005757000027F032B6426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1cm" fo:page-height="14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1-25T17:24:52</meta:creation-date>
    <dc:date>2007-11-30T09:31:07</dc:date>
    <dc:language>en-US</dc:language>
    <meta:editing-cycles>12</meta:editing-cycles>
    <meta:editing-duration>PT2H27M2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